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754165631864110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50395048696418608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79402925212610158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31423815370488738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653952193052158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8373152759885632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78019944196089331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24121286104865852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8386019" text:continue-list="list678019944196089331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1652176155056356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38699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36358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8376523"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839087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36433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56352321598499269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09018274273406718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2739356956578225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374421"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65422171088361285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45153672476774581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82113812371930035" text:style-name="L15">
        <text:list-item>
          <text:list>
            <text:list-header>
              <text:p text:style-name="P182">1.5 miles averaging about 9:40/mile and rest 1 min</text:p>
            </text:list-header>
          </text:list>
        </text:list-item>
      </text:list>
      <text:p text:style-name="P24">1 mile in 8:26 and rest 2 min</text:p>
      <text:list xml:id="list572958752357180138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6355868176424797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36752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61405276602418989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7476029772852547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03784649249187814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8367767" text:continue-list="list4974760297728525473" text:style-name="L19">
        <text:list-item>
          <text:list>
            <text:list-header>
              <text:p text:style-name="P186">(Pace*HR)=1240</text:p>
            </text:list-header>
          </text:list>
        </text:list-item>
      </text:list>
      <text:list xml:id="list38363583" text:continue-list="list6614052766024189890" text:style-name="L18">
        <text:list-item>
          <text:list>
            <text:list-header>
              <text:p text:style-name="P185">2 miles at 10:46/mile Ave HR= 121 bpm and rest a few minutes</text:p>
            </text:list-header>
          </text:list>
        </text:list-item>
      </text:list>
      <text:list xml:id="list38368275" text:continue-list="list3836776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838339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9238434213931914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8611122966278267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95502563444509342"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689540517599510252"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3465069500636410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31439601689753851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8381092"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37505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3756501040463119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2703405248614921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33218547305311723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4995290846176773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35195417732341930"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80175052640356278" text:style-name="L32">
        <text:list-item>
          <text:list>
            <text:list-header>
              <text:p text:style-name="P196">0.25 miles in 2:54</text:p>
              <text:p text:style-name="P196">1 mile in 9:21 going faster as I ran and ending at around 8:30 pace</text:p>
            </text:list-header>
          </text:list>
        </text:list-item>
      </text:list>
      <text:list xml:id="list904560277648821750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6423348362237008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69380141116317111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3434183155157290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10"><text:span text:style-name="T3">1 x 0.25 mile run and 2 x 0.2 mile run </text:span></text:p>
      <text:p text:style-name="P10"><text:span text:style-name="T3"><text:s text:c="6"/>with 0.3 mile jog between runs and ½ mile jog at the end.</text:span></text:p>
      <text:p text:style-name="P10"><text:span text:style-name="T3">Times for runs: 2:12, 1:46, 1:46, Pace for all jogs: 12:00/miles <text:s text:c="2"/></text:span></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10"><text:span text:style-name="T3">1 x 0.5 mile run and 3 x 0.2 mile run <text:s/></text:span></text:p>
      <text:p text:style-name="P10"><text:span text:style-name="T3"><text:s text:c="6"/>with 0.3 mile jog between runs and 0.5 mile jog at the end.</text:span></text:p>
      <text:p text:style-name="P10"><text:span text:style-name="T3">Times for runs: 4:33, 1:46, 1:45, Pace for all jogs: 12:00/miles <text:s text:c="2"/></text:span></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text:soft-page-break/>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7286992638706848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3T18:12:22.95</dc:date>
    <dc:creator>James Lombardi</dc:creator>
    <meta:editing-duration>P27DT5H34M29S</meta:editing-duration>
    <meta:editing-cycles>2019</meta:editing-cycles>
    <meta:generator>OpenOffice/4.1.2$Win32 OpenOffice.org_project/412m3$Build-9782</meta:generator>
    <meta:document-statistic meta:table-count="0" meta:image-count="9" meta:object-count="0" meta:page-count="200" meta:paragraph-count="5817" meta:word-count="62974" meta:character-count="322753"/>
  </office:meta>
</office:document-meta>
</file>